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3"/>
        <table:table-column table:style-name="co1" table:default-cell-style-name="ce10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Feuille1.J26" table:end-x="0.4118in" table:end-y="0.072in" draw:z-index="0" draw:style-name="gr1" svg:width="4.6417in" svg:height="4.3059in" svg:x="0.2154in" svg:y="0.0197in">
              <draw:object draw:notify-on-update-of-ranges="Feuille1.A4:Feuille1.A15 Feuille1.B3:Feuille1.B3 Feuille1.B4:Feuille1.B15 Feuille1.C3:Feuille1.C3 Feuille1.C4:Feui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is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7" office:value-type="string">
            <text:p>Changement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vier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février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mars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av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mai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juin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office:value-type="string">
            <text:p>juillet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aoû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office:value-type="string">
            <text:p>septembre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octobre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office:value-type="string">
            <text:p>novembr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office:value-type="string">
            <text:p>décembre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>
            <text:p>306</text:p>
          </table:table-cell>
          <table:table-cell table:style-name="ce5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35:35</dc:date>
    <meta:editing-duration>PT01H30M10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Feuille1.A3:Feuille1.C15" chart:data-source-has-labels="both" svg:x="0.269cm" svg:y="0.218cm" svg:width="9.776cm" svg:height="10.267cm">
          <chart:axis chart:dimension="x" chart:name="primary-x" chart:style-name="ch4">
            <chart:title svg:x="5.108cm" svg:y="10.131cm" chart:style-name="ch5">
              <text:p>Mois</text:p>
            </chart:title>
            <chart:categories table:cell-range-address="Feuille1.A4:Feuille1.A15"/>
          </chart:axis>
          <chart:axis chart:dimension="y" chart:name="primary-y" chart:style-name="ch6">
            <chart:title svg:x="0.236cm" svg:y="6.21cm" chart:style-name="ch7">
              <text:p>Chiffre d'affaires</text:p>
            </chart:title>
            <chart:grid chart:style-name="ch8" chart:class="major"/>
          </chart:axis>
          <chart:series chart:style-name="ch9" chart:values-cell-range-address="Feuille1.B4:Feuille1.B15" chart:label-cell-address="Feuille1.B3:Feuille1.B3" chart:class="chart:bar">
            <chart:data-point chart:repeated="12"/>
          </chart:series>
          <chart:series chart:style-name="ch10" chart:values-cell-range-address="Feuille1.C4:Feuille1.C15" chart:label-cell-address="Feuille1.C3:Feui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3:Feuille1.B3">2013</text:p>
              </table:table-cell>
              <table:table-cell office:value-type="string">
                <text:p text:id="Feuille1.C3:Feuille1.C3">2014</text:p>
              </table:table-cell>
            </table:table-row>
          </table:table-header-rows>
          <table:table-rows>
            <table:table-row>
              <table:table-cell office:value-type="string">
                <text:p text:id="Feuille1.A4:Feuille1.A15">janvier</text:p>
              </table:table-cell>
              <table:table-cell office:value-type="float" office:value="20">
                <text:p text:id="Feuille1.B4:Feuille1.B15">20</text:p>
              </table:table-cell>
              <table:table-cell office:value-type="float" office:value="24">
                <text:p text:id="Feuille1.C4:Feuille1.C15">24</text:p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